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5.01mm"/>
    </style:style>
    <style:style style:name="co2" style:family="table-column">
      <style:table-column-properties fo:break-before="auto" style:column-width="29.35mm"/>
    </style:style>
    <style:style style:name="co3" style:family="table-column">
      <style:table-column-properties fo:break-before="auto" style:column-width="34.61mm"/>
    </style:style>
    <style:style style:name="co4" style:family="table-column">
      <style:table-column-properties fo:break-before="auto" style:column-width="34.27mm"/>
    </style:style>
    <style:style style:name="co5" style:family="table-column">
      <style:table-column-properties fo:break-before="auto" style:column-width="49.81mm"/>
    </style:style>
    <style:style style:name="co6" style:family="table-column">
      <style:table-column-properties fo:break-before="auto" style:column-width="10.8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8000" style:text-outline="false" style:text-line-through-style="none" style:text-line-through-type="none" style:font-name="Courier New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Courier New" fo:font-size="9pt" fo:language="en" fo:country="US" fo:font-style="normal" fo:text-shadow="none" style:text-underline-style="none" style:text-underline-mode="continuous" style:text-overline-mode="continuous" style:text-line-through-mode="continuous" style:font-size-asian="9pt" style:language-asian="en" style:country-asian="US" style:font-style-asian="normal" style:font-size-complex="9pt" style:language-complex="en" style:country-complex="US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Blad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/>
          <table:table-cell office:value-type="string" calcext:value-type="string">
            <text:p>skype basic free</text:p>
          </table:table-cell>
          <table:table-cell office:value-type="string" calcext:value-type="string">
            <text:p>gotomeeting regular</text:p>
          </table:table-cell>
          <table:table-cell office:value-type="string" calcext:value-type="string">
            <text:p>google hangouts</text:p>
          </table:table-cell>
          <table:table-cell office:value-type="string" calcext:value-type="string">
            <text:p>google hangouts for business</text:p>
          </table:table-cell>
          <table:table-cell office:value-type="string" calcext:value-type="string">
            <text:p>talky</text:p>
          </table:table-cell>
        </table:table-row>
        <table:table-row table:style-name="ro1">
          <table:table-cell office:value-type="string" calcext:value-type="string">
            <text:p>Dial ins must install client software(not a plugin).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Dial ins must install plugin software.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ost must install client software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Dial ins must have account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Dial ins support Internet Explorer.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Dial ins support Chrome.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al ins support Firefox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al ins support Opera.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al ins support Edge.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Iphone App availability.</text:p>
          </table:table-cell>
          <table:table-cell table:number-columns-repeated="4"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ndroid App availability.</text:p>
          </table:table-cell>
          <table:table-cell table:number-columns-repeated="4"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ntegrated hardware: Hardware helps you call in with this tool.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Voice Meeting room can hold up to 25 ppl</text:p>
          </table:table-cell>
          <table:table-cell table:number-columns-repeated="4"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Group Video calling can hold up to 5 ppl</text:p>
          </table:table-cell>
          <table:table-cell table:number-columns-repeated="5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Group Video calling can hold up to 10 pp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Group Video calling can hold up to 15 ppl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eeting scheduling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eeting record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all me, no pincodes, call the numb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Telephone dial-in.</text:p>
          </table:table-cell>
          <table:table-cell table:number-columns-repeated="4"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Telephone dial-in is free for dial-in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hat function.</text:p>
          </table:table-cell>
          <table:table-cell table:number-columns-repeated="4"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creensharing</text:p>
          </table:table-cell>
          <table:table-cell table:number-columns-repeated="5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hare files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Drawing tools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and over control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</table:table-row>
        <table:table-row table:style-name="ro1">
          <table:table-cell table:style-name="Default" office:value-type="string" calcext:value-type="string">
            <text:p>Works without a camera</text:p>
          </table:table-cell>
          <table:table-cell table:number-columns-repeated="4"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7">00-00-0000</text:date>, <text:time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7T10:19:13.737000000</meta:creation-date>
    <dc:date>2017-04-17T11:00:02.635000000</dc:date>
    <meta:editing-duration>PT20M26S</meta:editing-duration>
    <meta:editing-cycles>4</meta:editing-cycles>
    <meta:generator>LibreOffice/5.1.4.2$Windows_x86 LibreOffice_project/f99d75f39f1c57ebdd7ffc5f42867c12031db97a</meta:generator>
    <meta:document-statistic meta:table-count="1" meta:cell-count="167" meta:object-count="0"/>
  </office:meta>
</office:document-meta>
</file>